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176cm" svg:height="1.17cm" svg:x="6.346cm" svg:y="4.53cm">
          <draw:text-box>
            <text:p>hit(x) : <text:s/>x = x<text:span text:style-name="T1">n</text:span></text:p>
          </draw:text-box>
        </draw:frame>
        <draw:rect draw:style-name="gr2" draw:text-style-name="P1" draw:layer="layout" svg:width="4cm" svg:height="1cm" svg:x="1.5cm" svg:y="3cm">
          <text:p text:style-name="P1">x<text:span text:style-name="T1">1</text:span> x<text:span text:style-name="T1">2</text:span> … x<text:span text:style-name="T1">n-1</text:span></text:p>
        </draw:rect>
        <draw:rect draw:style-name="gr2" draw:text-style-name="P1" draw:layer="layout" svg:width="1cm" svg:height="1cm" svg:x="5.5cm" svg:y="3cm">
          <text:p text:style-name="P1">x<text:span text:style-name="T1">n</text:span></text:p>
        </draw:rect>
        <draw:rect draw:style-name="gr2" draw:text-style-name="P1" draw:layer="layout" svg:width="4cm" svg:height="1cm" svg:x="6.5cm" svg:y="3cm">
          <text:p text:style-name="P1">x<text:span text:style-name="T1">n+1</text:span> x<text:span text:style-name="T1">n+2</text:span> … x<text:span text:style-name="T1">w</text:span></text:p>
        </draw:rect>
        <draw:rect draw:style-name="gr2" draw:text-style-name="P1" draw:layer="layout" svg:width="4cm" svg:height="1cm" svg:x="2.5cm" svg:y="6cm">
          <text:p text:style-name="P1">x<text:span text:style-name="T1">1</text:span> x<text:span text:style-name="T1">2</text:span> … x<text:span text:style-name="T1">n-1</text:span></text:p>
        </draw:rect>
        <draw:rect draw:style-name="gr2" draw:text-style-name="P1" draw:layer="layout" svg:width="1cm" svg:height="1cm" svg:x="1.5cm" svg:y="6cm">
          <text:p text:style-name="P1">x<text:span text:style-name="T1">n</text:span></text:p>
        </draw:rect>
        <draw:rect draw:style-name="gr2" draw:text-style-name="P1" draw:layer="layout" svg:width="4cm" svg:height="1cm" svg:x="6.5cm" svg:y="6cm">
          <text:p text:style-name="P1">x<text:span text:style-name="T1">n+1</text:span> x<text:span text:style-name="T1">n+2</text:span> … x<text:span text:style-name="T1">w</text:span></text:p>
        </draw:rect>
        <draw:line draw:style-name="gr3" draw:text-style-name="P1" draw:layer="layout" svg:x1="3.5cm" svg:y1="4cm" svg:x2="5cm" svg:y2="6cm">
          <text:p/>
        </draw:line>
        <draw:line draw:style-name="gr3" draw:text-style-name="P1" draw:layer="layout" svg:x1="6cm" svg:y1="4cm" svg:x2="2cm" svg:y2="6cm">
          <text:p/>
        </draw:line>
        <draw:line draw:style-name="gr4" draw:text-style-name="P1" draw:layer="layout" svg:x1="11.5cm" svg:y1="1.5cm" svg:x2="11.5cm" svg:y2="8cm">
          <text:p/>
        </draw:line>
        <draw:frame draw:style-name="gr1" draw:layer="layout" svg:width="2.542cm" svg:height="0.963cm" svg:x="14.958cm" svg:y="4.5cm">
          <draw:text-box>
            <text:p>miss(x)</text:p>
          </draw:text-box>
        </draw:frame>
        <draw:rect draw:style-name="gr2" draw:text-style-name="P1" draw:layer="layout" svg:width="4.9cm" svg:height="1cm" svg:x="12.6cm" svg:y="3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2" draw:text-style-name="P1" draw:layer="layout" svg:width="1cm" svg:height="1cm" svg:x="17.5cm" svg:y="3cm">
          <text:p text:style-name="P1">x<text:span text:style-name="T1">w</text:span></text:p>
        </draw:rect>
        <draw:rect draw:style-name="gr2" draw:text-style-name="P1" draw:layer="layout" svg:width="4.9cm" svg:height="1cm" svg:x="13.6cm" svg:y="6cm">
          <text:p text:style-name="P1">x<text:span text:style-name="T1">1</text:span> x<text:span text:style-name="T1">2 <text:s text:c="2"/></text:span><text:s/>… x<text:span text:style-name="T1">w-1</text:span></text:p>
        </draw:rect>
        <draw:rect draw:style-name="gr2" draw:text-style-name="P1" draw:layer="layout" svg:width="1cm" svg:height="1cm" svg:x="12.6cm" svg:y="6cm">
          <text:p text:style-name="P1">x</text:p>
        </draw:rect>
        <draw:frame draw:style-name="gr1" draw:layer="layout" svg:width="6.919cm" svg:height="1.17cm" svg:x="12.5cm" svg:y="7.5cm">
          <draw:text-box>
            <text:p>displaced(x') <text:span text:style-name="T2">≡</text:span><text:span text:style-name="T3"> (</text:span>x' = x<text:span text:style-name="T1">w</text:span><text:span text:style-name="T4">)</text:span></text:p>
          </draw:text-box>
        </draw:frame>
        <draw:line draw:style-name="gr5" draw:text-style-name="P1" draw:layer="layout" svg:x1="12.5cm" svg:y1="8.6cm" svg:x2="19.5cm" svg:y2="8.6cm">
          <text:p/>
        </draw:line>
        <draw:line draw:style-name="gr3" draw:text-style-name="P1" draw:layer="layout" svg:x1="18cm" svg:y1="4cm" svg:x2="19cm" svg:y2="4.5cm">
          <text:p/>
        </draw:line>
        <draw:line draw:style-name="gr3" draw:text-style-name="P1" draw:layer="layout" svg:x1="12cm" svg:y1="5.4cm" svg:x2="13cm" svg:y2="5.9cm">
          <text:p/>
        </draw:line>
        <draw:line draw:style-name="gr6" draw:text-style-name="P1" draw:layer="layout" svg:x1="15cm" svg:y1="4cm" svg:x2="15cm" svg:y2="6cm">
          <text:p/>
        </draw:line>
        <draw:line draw:style-name="gr6" draw:text-style-name="P1" draw:layer="layout" svg:x1="6.3cm" svg:y1="4cm" svg:x2="6.3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4T14:25:57.21</meta:creation-date>
    <dc:date>2009-06-24T15:24:02.35</dc:date>
    <dc:creator>Ivan Ivanov</dc:creator>
    <meta:editing-duration>PT00H10M24S</meta:editing-duration>
    <meta:editing-cycles>2</meta:editing-cycles>
    <meta:generator>OpenOffice.org/3.0$Win32 OpenOffice.org_project/300m9$Build-9358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